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73D0000039A1B8FB1D513ACE27E.png" manifest:media-type="image/png"/>
  <manifest:file-entry manifest:full-path="Pictures/100000000000073D0000039A4668C37A48583E6C.png" manifest:media-type="image/png"/>
  <manifest:file-entry manifest:full-path="Pictures/100000000000073D0000039A0ED0DB7AF7C6DD95.png" manifest:media-type="image/png"/>
  <manifest:file-entry manifest:full-path="Pictures/100000000000073D0000039A23D5B6D60F56D481.png" manifest:media-type="image/png"/>
  <manifest:file-entry manifest:full-path="Pictures/100000000000073D0000039A3D5A85053D9DE306.png" manifest:media-type="image/png"/>
  <manifest:file-entry manifest:full-path="Pictures/100000000000073D0000039A14A0281F25386A80.png" manifest:media-type="image/png"/>
  <manifest:file-entry manifest:full-path="Pictures/10000201000003E8000003E8962B0CBC7AC1AD97.png" manifest:media-type="image/png"/>
  <manifest:file-entry manifest:full-path="Pictures/100000000000073D0000039AD78D300933A50B84.png" manifest:media-type="image/png"/>
  <manifest:file-entry manifest:full-path="Pictures/100000000000073D0000039AEBDF0362A8CB1098.png" manifest:media-type="image/png"/>
  <manifest:file-entry manifest:full-path="Pictures/100000000000073D0000039AF2245794C4717937.png" manifest:media-type="image/png"/>
  <manifest:file-entry manifest:full-path="Pictures/100000000000073D0000039A9DC0B7D3E6DA46B4.png" manifest:media-type="image/png"/>
  <manifest:file-entry manifest:full-path="Pictures/100000000000073D0000039A9648D4E9BD7B065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179cm"/>
    </style:style>
    <style:style style:name="gr2" style:family="graphic" style:parent-style-name="standard">
      <style:graphic-properties draw:stroke="none" svg:stroke-color="#000000" draw:fill="none" draw:fill-color="#ffffff" fo:min-height="3.318cm"/>
    </style:style>
    <style:style style:name="gr3" style:family="graphic" style:parent-style-name="standard">
      <style:graphic-properties draw:stroke="none" svg:stroke-color="#000000" draw:fill="none" draw:fill-color="#ffffff" fo:min-height="4.19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9.201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6.129cm, 2.413cm, 15.619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7.055cm, 2.54cm, 17.198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6.763cm, 3.556cm, 16.255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112cm, 3.943cm, 16.636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876cm, 3.562cm, 16.634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747cm, 0cm, 17.144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4.733cm, 0cm, 16.253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114cm, 0cm, 16.507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6.765cm, 0cm, 16.634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6.763cm, 0cm, 17.525cm)" draw:image-opacity="100%" style:mirror="non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6.51cm, 2.8cm, 16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48pt" style:font-size-asian="28pt" style:font-size-complex="28pt"/>
    </style:style>
    <style:style style:name="P3" style:family="paragraph">
      <loext:graphic-properties draw:fill="none" draw:fill-color="#ffffff"/>
      <style:paragraph-properties fo:text-align="center"/>
      <style:text-properties style:text-position="-33% 58%" fo:font-size="4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48pt" style:font-size-asian="28pt" style:font-size-complex="28pt"/>
    </style:style>
    <style:style style:name="T2" style:family="text">
      <style:text-properties style:text-position="-33% 58%" fo:font-size="4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017cm" svg:height="3.429cm" svg:x="5.496cm" svg:y="19.69cm">
          <draw:text-box>
            <text:p text:style-name="P1"><text:span text:style-name="T1">SOURCE</text:span></text:p>
          </draw:text-box>
        </draw:frame>
        <draw:frame draw:style-name="gr1" draw:text-style-name="P2" draw:layer="layout" svg:width="9.017cm" svg:height="3.429cm" svg:x="4.996cm" svg:y="42.456cm">
          <draw:text-box>
            <text:p text:style-name="P1"><text:span text:style-name="T1">TARGET</text:span></text:p>
          </draw:text-box>
        </draw:frame>
        <draw:frame draw:style-name="gr1" draw:text-style-name="P3" draw:layer="layout" svg:width="9.017cm" svg:height="3.429cm" svg:x="24.176cm" svg:y="20.262cm">
          <draw:text-box>
            <text:p text:style-name="P1"><text:span text:style-name="T1">t</text:span><text:span text:style-name="T2">1</text:span></text:p>
          </draw:text-box>
        </draw:frame>
        <draw:frame draw:style-name="gr2" draw:text-style-name="P2" draw:layer="layout" svg:width="9.017cm" svg:height="3.568cm" svg:x="39.1cm" svg:y="20.204cm">
          <draw:text-box>
            <text:p text:style-name="P1"><text:span text:style-name="T1">t</text:span><text:span text:style-name="T2">2</text:span></text:p>
          </draw:text-box>
        </draw:frame>
        <draw:frame draw:style-name="gr1" draw:text-style-name="P2" draw:layer="layout" svg:width="9.017cm" svg:height="3.429cm" svg:x="53.705cm" svg:y="20.323cm">
          <draw:text-box>
            <text:p text:style-name="P1"><text:span text:style-name="T1">t</text:span><text:span text:style-name="T2">3</text:span></text:p>
          </draw:text-box>
        </draw:frame>
        <draw:frame draw:style-name="gr3" draw:text-style-name="P2" draw:layer="layout" svg:width="9.017cm" svg:height="4.441cm" svg:x="69.504cm" svg:y="20.116cm">
          <draw:text-box>
            <text:p text:style-name="P1"><text:span text:style-name="T1">t</text:span><text:span text:style-name="T2">4</text:span></text:p>
            <text:p text:style-name="P1"><text:span text:style-name="T1"/></text:p>
          </draw:text-box>
        </draw:frame>
        <draw:frame draw:style-name="gr1" draw:text-style-name="P2" draw:layer="layout" svg:width="9.017cm" svg:height="3.429cm" svg:x="84.109cm" svg:y="20.243cm">
          <draw:text-box>
            <text:p text:style-name="P1"><text:span text:style-name="T1">t</text:span><text:span text:style-name="T2">5</text:span></text:p>
          </draw:text-box>
        </draw:frame>
        <draw:frame draw:style-name="gr4" draw:text-style-name="P4" draw:layer="layout" svg:width="6.197cm" svg:height="25.399cm" svg:x="95.345cm" svg:y="20.685cm">
          <draw:image xlink:href="Pictures/10000201000003E8000003E8962B0CBC7AC1AD97.png" xlink:type="simple" xlink:show="embed" xlink:actuate="onLoad">
            <text:p/>
          </draw:image>
        </draw:frame>
        <draw:frame draw:style-name="gr5" draw:text-style-name="P1" draw:layer="layout" svg:width="17.271cm" svg:height="21.976cm" svg:x="18.399cm" svg:y="-1.419cm">
          <draw:image xlink:href="Pictures/100000000000073D0000039A14A0281F25386A80.png" xlink:type="simple" xlink:show="embed" xlink:actuate="onLoad">
            <text:p/>
          </draw:image>
        </draw:frame>
        <draw:frame draw:style-name="gr6" draw:text-style-name="P1" draw:layer="layout" svg:width="14.766cm" svg:height="21.849cm" svg:x="35.29cm" svg:y="-1.286cm">
          <draw:image xlink:href="Pictures/100000000000073D0000039AEBDF0362A8CB1098.png" xlink:type="simple" xlink:show="embed" xlink:actuate="onLoad">
            <text:p/>
          </draw:image>
        </draw:frame>
        <draw:frame draw:style-name="gr7" draw:text-style-name="P1" draw:layer="layout" svg:width="16.001cm" svg:height="20.833cm" svg:x="49.75cm" svg:y="-1.346cm">
          <draw:image xlink:href="Pictures/100000000000073D0000039AF2245794C4717937.png" xlink:type="simple" xlink:show="embed" xlink:actuate="onLoad">
            <text:p/>
          </draw:image>
        </draw:frame>
        <draw:frame draw:style-name="gr8" draw:text-style-name="P1" draw:layer="layout" svg:width="17.271cm" svg:height="20.446cm" svg:x="65.243cm" svg:y="-1.287cm">
          <draw:image xlink:href="Pictures/100000000000073D0000039A9DC0B7D3E6DA46B4.png" xlink:type="simple" xlink:show="embed" xlink:actuate="onLoad">
            <text:p/>
          </draw:image>
        </draw:frame>
        <draw:frame draw:style-name="gr9" draw:text-style-name="P1" draw:layer="layout" svg:width="16.509cm" svg:height="20.827cm" svg:x="80.43cm" svg:y="-1.367cm">
          <draw:image xlink:href="Pictures/100000000000073D0000039A9648D4E9BD7B065F.png" xlink:type="simple" xlink:show="embed" xlink:actuate="onLoad">
            <text:p/>
          </draw:image>
        </draw:frame>
        <draw:frame draw:style-name="gr10" draw:text-style-name="P1" draw:layer="layout" svg:width="16.128cm" svg:height="24.39cm" svg:x="19.797cm" svg:y="22.6cm">
          <draw:image xlink:href="Pictures/100000000000073D0000039AD78D300933A50B84.png" xlink:type="simple" xlink:show="embed" xlink:actuate="onLoad">
            <text:p/>
          </draw:image>
        </draw:frame>
        <draw:frame draw:style-name="gr11" draw:text-style-name="P1" draw:layer="layout" svg:width="18.033cm" svg:height="24.39cm" svg:x="34.137cm" svg:y="22.844cm">
          <draw:image xlink:href="Pictures/100000000000073D0000039A3D5A85053D9DE306.png" xlink:type="simple" xlink:show="embed" xlink:actuate="onLoad">
            <text:p/>
          </draw:image>
        </draw:frame>
        <draw:frame draw:style-name="gr12" draw:text-style-name="P1" draw:layer="layout" svg:width="17.398cm" svg:height="24.39cm" svg:x="49.858cm" svg:y="22.79cm">
          <draw:image xlink:href="Pictures/100000000000073D0000039A23D5B6D60F56D481.png" xlink:type="simple" xlink:show="embed" xlink:actuate="onLoad">
            <text:p/>
          </draw:image>
        </draw:frame>
        <draw:frame draw:style-name="gr13" draw:text-style-name="P1" draw:layer="layout" svg:width="15.62cm" svg:height="24.39cm" svg:x="65.143cm" svg:y="22.99cm">
          <draw:image xlink:href="Pictures/100000000000073D0000039A0ED0DB7AF7C6DD95.png" xlink:type="simple" xlink:show="embed" xlink:actuate="onLoad">
            <text:p/>
          </draw:image>
        </draw:frame>
        <draw:frame draw:style-name="gr14" draw:text-style-name="P1" draw:layer="layout" svg:width="14.731cm" svg:height="24.39cm" svg:x="80.972cm" svg:y="22.809cm">
          <draw:image xlink:href="Pictures/100000000000073D0000039A4668C37A48583E6C.png" xlink:type="simple" xlink:show="embed" xlink:actuate="onLoad">
            <text:p/>
          </draw:image>
        </draw:frame>
        <draw:frame draw:style-name="gr15" draw:text-style-name="P1" draw:layer="layout" svg:width="16.509cm" svg:height="21.589cm" svg:x="1cm" svg:y="-1.567cm">
          <draw:image xlink:href="Pictures/100000000000073D0000039A1B8FB1D513ACE27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1.6cm" fo:page-height="46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7T09:28:38.157960299</meta:creation-date>
    <dc:date>2019-06-06T14:29:35.514937165</dc:date>
    <meta:editing-duration>PT37M13S</meta:editing-duration>
    <meta:editing-cycles>13</meta:editing-cycles>
    <meta:generator>LibreOffice/6.0.7.3$Linux_X86_64 LibreOffice_project/00m0$Build-3</meta:generator>
    <meta:document-statistic meta:object-count="19"/>
  </office:meta>
</office:document-meta>
</file>